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7945.35139726787" calcext:value-type="float">
            <text:p>7945.3513972679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0445.3513972679" calcext:value-type="float">
            <text:p>10445.3513972679</text:p>
          </table:table-cell>
          <table:table-cell table:formula="of:=[.N4]-[.P4]" office:value-type="float" office:value="-2795.35139726787" calcext:value-type="float">
            <text:p>-2795.3513972679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292.73417646651" calcext:value-type="float">
            <text:p>8292.734176466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0792.7341764665" calcext:value-type="float">
            <text:p>10792.7341764665</text:p>
          </table:table-cell>
          <table:table-cell table:formula="of:=[.N5]-[.P5]" office:value-type="float" office:value="-1742.73417646651" calcext:value-type="float">
            <text:p>-1742.734176466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405.05821779513" calcext:value-type="float">
            <text:p>3405.058217795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5905.05821779513" calcext:value-type="float">
            <text:p>5905.0582177951</text:p>
          </table:table-cell>
          <table:table-cell table:formula="of:=[.N7]-[.P7]" office:value-type="float" office:value="2944.94178220487" calcext:value-type="float">
            <text:p>2944.941782204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5573.79255363473" calcext:value-type="float">
            <text:p>5573.7925536347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073.79255363473" calcext:value-type="float">
            <text:p>8073.7925536347</text:p>
          </table:table-cell>
          <table:table-cell table:formula="of:=[.N8]-[.P8]" office:value-type="float" office:value="1926.20744636527" calcext:value-type="float">
            <text:p>1926.2074463653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320.47744768804" calcext:value-type="float">
            <text:p>8320.4774476881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0820.477447688" calcext:value-type="float">
            <text:p>10820.477447688</text:p>
          </table:table-cell>
          <table:table-cell table:formula="of:=[.N9]-[.P9]" office:value-type="float" office:value="-2120.47744768804" calcext:value-type="float">
            <text:p>-2120.4774476881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7937.9210567106" calcext:value-type="float">
            <text:p>7937.921056710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437.9210567106" calcext:value-type="float">
            <text:p>10437.9210567106</text:p>
          </table:table-cell>
          <table:table-cell table:formula="of:=[.N10]-[.P10]" office:value-type="float" office:value="312.078943289403" calcext:value-type="float">
            <text:p>312.078943289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8701.42982864042" calcext:value-type="float">
            <text:p>8701.4298286404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1201.4298286404" calcext:value-type="float">
            <text:p>11201.4298286404</text:p>
          </table:table-cell>
          <table:table-cell table:formula="of:=[.N11]-[.P11]" office:value-type="float" office:value="-2551.42982864042" calcext:value-type="float">
            <text:p>-2551.4298286404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486.59957117859" calcext:value-type="float">
            <text:p>6486.599571178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8986.59957117859" calcext:value-type="float">
            <text:p>8986.5995711786</text:p>
          </table:table-cell>
          <table:table-cell table:formula="of:=[.N12]-[.P12]" office:value-type="float" office:value="-2236.59957117859" calcext:value-type="float">
            <text:p>-2236.599571178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8701.42982864042" calcext:value-type="float">
            <text:p>8701.4298286404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1201.4298286404" calcext:value-type="float">
            <text:p>11201.4298286404</text:p>
          </table:table-cell>
          <table:table-cell table:formula="of:=[.N13]-[.P13]" office:value-type="float" office:value="-2251.42982864042" calcext:value-type="float">
            <text:p>-2251.4298286404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374.76316197376" calcext:value-type="float">
            <text:p>8374.7631619738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0874.7631619738" calcext:value-type="float">
            <text:p>10874.7631619738</text:p>
          </table:table-cell>
          <table:table-cell table:formula="of:=[.N15]-[.P15]" office:value-type="float" office:value="2375.23683802624" calcext:value-type="float">
            <text:p>2375.236838026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8701.42982864042" calcext:value-type="float">
            <text:p>8701.4298286404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1201.4298286404" calcext:value-type="float">
            <text:p>11201.4298286404</text:p>
          </table:table-cell>
          <table:table-cell table:formula="of:=[.N16]-[.P16]" office:value-type="float" office:value="-2201.42982864042" calcext:value-type="float">
            <text:p>-2201.4298286404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8701.42982864042" calcext:value-type="float">
            <text:p>8701.4298286404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1201.4298286404" calcext:value-type="float">
            <text:p>11201.4298286404</text:p>
          </table:table-cell>
          <table:table-cell table:formula="of:=[.N17]-[.P17]" office:value-type="float" office:value="-8201.42982864042" calcext:value-type="float">
            <text:p>-8201.4298286404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6695.22172526177" calcext:value-type="float">
            <text:p>6695.2217252618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9195.22172526177" calcext:value-type="float">
            <text:p>9195.2217252618</text:p>
          </table:table-cell>
          <table:table-cell table:formula="of:=[.N18]-[.P18]" office:value-type="float" office:value="-3295.22172526177" calcext:value-type="float">
            <text:p>-3295.2217252618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7540.08823937314" calcext:value-type="float">
            <text:p>7540.088239373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040.0882393731" calcext:value-type="float">
            <text:p>10040.0882393731</text:p>
          </table:table-cell>
          <table:table-cell table:formula="of:=[.N19]-[.P19]" office:value-type="float" office:value="-2890.08823937314" calcext:value-type="float">
            <text:p>-2890.088239373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497.19423966799" calcext:value-type="float">
            <text:p>5497.194239668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7997.19423966799" calcext:value-type="float">
            <text:p>7997.194239668</text:p>
          </table:table-cell>
          <table:table-cell table:formula="of:=[.N20]-[.P20]" office:value-type="float" office:value="2502.80576033201" calcext:value-type="float">
            <text:p>2502.80576033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8701.42982864042" calcext:value-type="float">
            <text:p>8701.4298286404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1201.4298286404" calcext:value-type="float">
            <text:p>11201.4298286404</text:p>
          </table:table-cell>
          <table:table-cell table:formula="of:=[.N21]-[.P21]" office:value-type="float" office:value="-3451.42982864042" calcext:value-type="float">
            <text:p>-3451.4298286404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347.80317889586" calcext:value-type="float">
            <text:p>6347.8031788959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8847.80317889586" calcext:value-type="float">
            <text:p>8847.8031788959</text:p>
          </table:table-cell>
          <table:table-cell table:formula="of:=[.N22]-[.P22]" office:value-type="float" office:value="1402.19682110414" calcext:value-type="float">
            <text:p>1402.196821104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8701.42982864042" calcext:value-type="float">
            <text:p>8701.4298286404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1201.4298286404" calcext:value-type="float">
            <text:p>11201.4298286404</text:p>
          </table:table-cell>
          <table:table-cell table:formula="of:=[.N23]-[.P23]" office:value-type="float" office:value="-9951.42982864042" calcext:value-type="float">
            <text:p>-9951.4298286404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8701.42982864042" calcext:value-type="float">
            <text:p>8701.4298286404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201.4298286404" calcext:value-type="float">
            <text:p>11201.4298286404</text:p>
          </table:table-cell>
          <table:table-cell table:formula="of:=[.N24]-[.P24]" office:value-type="float" office:value="248.570171359577" calcext:value-type="float">
            <text:p>248.570171359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1933.73869456249" calcext:value-type="float">
            <text:p>1933.7386945625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1933.73869456249" calcext:value-type="float">
            <text:p>1933.7386945625</text:p>
          </table:table-cell>
          <table:table-cell table:formula="of:=[.N26]-[.P26]" office:value-type="float" office:value="466.261305437507" calcext:value-type="float">
            <text:p>466.2613054375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8701.42982864042" calcext:value-type="float">
            <text:p>8701.4298286404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1201.4298286404" calcext:value-type="float">
            <text:p>11201.4298286404</text:p>
          </table:table-cell>
          <table:table-cell table:formula="of:=[.N28]-[.P28]" office:value-type="float" office:value="-3201.42982864042" calcext:value-type="float">
            <text:p>-3201.429828640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4806.96793862126" calcext:value-type="float">
            <text:p>4806.9679386213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7306.96793862126" calcext:value-type="float">
            <text:p>7306.9679386213</text:p>
          </table:table-cell>
          <table:table-cell table:formula="of:=[.N29]-[.P29]" office:value-type="float" office:value="-2306.96793862126" calcext:value-type="float">
            <text:p>-2306.9679386213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table:number-columns-repeated="2"/>
          <table:table-cell table:style-name="ce15" table:formula="of:=SUM([.B124:.F124])" office:value-type="float" office:value="21400" calcext:value-type="float">
            <text:p>214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717.391304347826" calcext:value-type="float">
            <text:p>717.391304347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044.05797101449" calcext:value-type="float">
            <text:p>1044.057971014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044.05797101449" calcext:value-type="float">
            <text:p>1044.057971014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044.05797101449" calcext:value-type="float">
            <text:p>1044.057971014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044.05797101449" calcext:value-type="float">
            <text:p>1044.057971014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5"/>
          <table:table-cell table:formula="of:=SUM([.C147:.E147])" office:value-type="float" office:value="717.391304347826" calcext:value-type="float">
            <text:p>717.39130434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147:.F147])" office:value-type="float" office:value="1044.05797101449" calcext:value-type="float">
            <text:p>1044.057971014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C147:.E147])" office:value-type="float" office:value="717.391304347826" calcext:value-type="float">
            <text:p>717.391304347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147:.F147])" office:value-type="float" office:value="1044.05797101449" calcext:value-type="float">
            <text:p>1044.057971014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/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717.391304347826" calcext:value-type="float">
            <text:p>717.391304347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044.05797101449" calcext:value-type="float">
            <text:p>1044.057971014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044.05797101449" calcext:value-type="float">
            <text:p>1044.057971014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044.05797101449" calcext:value-type="float">
            <text:p>1044.0579710145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717.391304347826" calcext:value-type="float">
            <text:p>717.391304347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717.391304347826" calcext:value-type="float">
            <text:p>717.391304347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044.05797101449" calcext:value-type="float">
            <text:p>1044.057971014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717.391304347826" calcext:value-type="float">
            <text:p>717.39130434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044.05797101449" calcext:value-type="float">
            <text:p>1044.057971014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F147])" office:value-type="float" office:value="1044.05797101449" calcext:value-type="float">
            <text:p>1044.057971014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3" office:value-type="float" office:value="352.173913043478" calcext:value-type="float">
            <text:p>352.1739130435</text:p>
          </table:table-cell>
          <table:table-cell table:formula="of:=[.D124]/23" office:value-type="float" office:value="365.217391304348" calcext:value-type="float">
            <text:p>365.2173913043</text:p>
          </table:table-cell>
          <table:table-cell table:formula="of:=[.E124]/20" office:value-type="float" office:value="0" calcext:value-type="float">
            <text:p>0</text:p>
          </table:table-cell>
          <table:table-cell table:formula="of:=[.F124]/17" office:value-type="float" office:value="0" calcext:value-type="float">
            <text:p>0</text:p>
          </table:table-cell>
          <table:table-cell/>
          <table:table-cell table:formula="of:=SUM([.B147];[.F147])" office:value-type="float" office:value="326.666666666667" calcext:value-type="float">
            <text:p>326.6666666667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 office:value-type="float" office:value="400" calcext:value-type="float">
            <text:p>400</text:p>
          </table:table-cell>
          <table:table-cell table:style-name="ce15" table:formula="of:=SUM([.B148:.F148])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044.05797101449" calcext:value-type="float">
            <text:p>1044.0579710145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044.05797101449" calcext:value-type="float">
            <text:p>1044.0579710145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19965.2173913043" calcext:value-type="float">
            <text:p>19965.2173913043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;[.D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/>
          <table:table-cell table:number-columns-repeated="2"/>
        </table:table-row>
        <table:table-row table:style-name="ro3">
          <table:table-cell table:number-columns-repeated="7"/>
          <table:table-cell table:formula="of:=SUM([.B26];[.F26])"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style-name="ce15" table:formula="of:=SUM([.H4:.H29])" office:value-type="float" office:value="0" calcext:value-type="float">
            <text:p>0</text:p>
          </table:table-cell>
          <table:table-cell table:style-name="ce29"/>
          <table:table-cell table:style-name="ce15" table:formula="of:=SUM([.J4:.J29])" office:value-type="float" office:value="91200" calcext:value-type="float">
            <text:p>912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1:24:25.177647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8T14:30:23.368905962</dc:date>
    <meta:editing-duration>P12DT1H39M28S</meta:editing-duration>
    <meta:editing-cycles>3552</meta:editing-cycles>
    <meta:generator>LibreOffice/4.2.8.2$Linux_X86_64 LibreOffice_project/420m0$Build-2</meta:generator>
    <meta:document-statistic meta:table-count="22" meta:cell-count="10292" meta:object-count="0"/>
  </office:meta>
</office:document-meta>
</file>